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748000004CC59D8F12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5.907cm" style:use-optimal-column-width="false"/>
    </style:style>
    <style:style style:name="ro1" style:family="table-row">
      <style:table-row-properties style:row-height="8.636cm"/>
    </style:style>
    <style:style style:name="ce1" style:family="table-cell">
      <style:graphic-properties draw:fill="solid" draw:fill-color="#ffffff"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8.445cm" svg:x="-0.015cm" svg:y="1.234cm">
          <draw:image xlink:href="Pictures/1000020100000748000004CC59D8F126.png" xlink:type="simple" xlink:show="embed" xlink:actuate="onLoad">
            <text:p/>
          </draw:image>
        </draw:frame>
        <draw:frame draw:style-name="standard" draw:layer="layout" svg:width="25.906cm" svg:height="8.635cm" svg:x="0.922cm" svg:y="8.1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/>
                <text:p/>
                <text:p/>
                <text:p>Your application has been submitted.</text:p>
                <text:p><text:s text:c="8"/></text:p>
                <text:p>We will contact you in 48 hours with a reminder to complete enrollment for &lt;Program name goes here&gt;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Brown</meta:initial-creator>
    <meta:creation-date>2015-01-15T19:16:19.43</meta:creation-date>
    <meta:editing-duration>PT27M22S</meta:editing-duration>
    <meta:editing-cycles>3</meta:editing-cycles>
    <dc:date>2015-01-16T12:34:28.13</dc:date>
    <dc:creator>Ben Brown</dc:creator>
    <meta:generator>OpenOffice/4.1.0$Win32 OpenOffice.org_project/410m18$Build-9764</meta:generator>
    <meta:document-statistic meta:object-count="25"/>
  </office:meta>
</office:document-meta>
</file>